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case-sensitive="false" table:use-regular-expressions="false"/>
      <table:table table:name="Names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1020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ounces</text:p>
          </table:table-cell>
          <table:table-cell table:style-name="ce1" office:value-type="string" calcext:value-type="string">
            <text:p>good_flips</text:p>
          </table:table-cell>
          <table:table-cell table:style-name="ce1" office:value-type="string" calcext:value-type="string">
            <text:p>total_flips</text:p>
          </table:table-cell>
          <table:table-cell table:style-name="ce1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dley</text:p>
          </table:table-cell>
          <table:table-cell table:number-columns-repeated="1022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Laith</text:p>
          </table:table-cell>
          <table:table-cell table:number-columns-repeated="1022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Aubrey</text:p>
          </table:table-cell>
          <table:table-cell table:number-columns-repeated="1022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Justina</text:p>
          </table:table-cell>
          <table:table-cell table:number-columns-repeated="1022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Lois</text:p>
          </table:table-cell>
          <table:table-cell table:number-columns-repeated="1022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Abraham</text:p>
          </table:table-cell>
          <table:table-cell table:number-columns-repeated="1022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Prescott</text:p>
          </table:table-cell>
          <table:table-cell table:number-columns-repeated="1022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Jarrod</text:p>
          </table:table-cell>
          <table:table-cell table:number-columns-repeated="1022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Taylor</text:p>
          </table:table-cell>
          <table:table-cell table:number-columns-repeated="1022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Carla</text:p>
          </table:table-cell>
          <table:table-cell table:number-columns-repeated="1022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Kyle</text:p>
          </table:table-cell>
          <table:table-cell table:number-columns-repeated="1022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Graham</text:p>
          </table:table-cell>
          <table:table-cell table:number-columns-repeated="1022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Marshall</text:p>
          </table:table-cell>
          <table:table-cell table:number-columns-repeated="1022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Nell</text:p>
          </table:table-cell>
          <table:table-cell table:number-columns-repeated="1022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Penelope</text:p>
          </table:table-cell>
          <table:table-cell table:number-columns-repeated="1022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Kaitlin</text:p>
          </table:table-cell>
          <table:table-cell table:number-columns-repeated="102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" table:style-name="ta1">
        <table:table-column table:style-name="co1" table:number-columns-repeated="2" table:default-cell-style-name="ce4"/>
        <table:table-column table:style-name="co2" table:default-cell-style-name="ce4"/>
        <table:table-column table:style-name="co1" table:number-columns-repeated="1020" table:default-cell-style-name="ce4"/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ounces</text:p>
          </table:table-cell>
          <table:table-cell table:style-name="ce3" office:value-type="string" calcext:value-type="string">
            <text:p>good_flips</text:p>
          </table:table-cell>
          <table:table-cell table:style-name="ce3" office:value-type="string" calcext:value-type="string">
            <text:p>bad_flips</text:p>
          </table:table-cell>
          <table:table-cell table:style-name="ce3" table:number-columns-repeated="1019"/>
        </table:table-row>
        <table:table-row table:style-name="ro1">
          <table:table-cell table:formula="of:=VLOOKUP(RANDBETWEEN(1; 16);[Names.$A$2:.$B$17];2)" office:value-type="string" office:string-value="Kyle" calcext:value-type="string">
            <text:p>Ky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10-[.C2]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formula="of:=VLOOKUP(RANDBETWEEN(1; 16);[Names.$A$2:.$B$17];2)" office:value-type="string" office:string-value="Graham" calcext:value-type="string">
            <text:p>Graham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10-[.C3]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formula="of:=VLOOKUP(RANDBETWEEN(1; 16);[Names.$A$2:.$B$17];2)" office:value-type="string" office:string-value="Taylor" calcext:value-type="string">
            <text:p>Tayl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10-[.C4]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formula="of:=VLOOKUP(RANDBETWEEN(1; 16);[Names.$A$2:.$B$17];2)" office:value-type="string" office:string-value="Laith" calcext:value-type="string">
            <text:p>Lait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10-[.C5]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formula="of:=VLOOKUP(RANDBETWEEN(1; 16);[Names.$A$2:.$B$17];2)" office:value-type="string" office:string-value="Lois" calcext:value-type="string">
            <text:p>Loi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10-[.C6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VLOOKUP(RANDBETWEEN(1; 16);[Names.$A$2:.$B$17];2)" office:value-type="string" office:string-value="Aubrey" calcext:value-type="string">
            <text:p>Aubrey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10-[.C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VLOOKUP(RANDBETWEEN(1; 16);[Names.$A$2:.$B$17];2)" office:value-type="string" office:string-value="Marshall" calcext:value-type="string">
            <text:p>Marshall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10-[.C8]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formula="of:=VLOOKUP(RANDBETWEEN(1; 16);[Names.$A$2:.$B$17];2)" office:value-type="string" office:string-value="Lois" calcext:value-type="string">
            <text:p>Lois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10-[.C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VLOOKUP(RANDBETWEEN(1; 16);[Names.$A$2:.$B$17];2)" office:value-type="string" office:string-value="Kaitlin" calcext:value-type="string">
            <text:p>Kaitlin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10-[.C10]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formula="of:=VLOOKUP(RANDBETWEEN(1; 16);[Names.$A$2:.$B$17];2)" office:value-type="string" office:string-value="Prescott" calcext:value-type="string">
            <text:p>Prescot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10-[.C11]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formula="of:=VLOOKUP(RANDBETWEEN(1; 16);[Names.$A$2:.$B$17];2)" office:value-type="string" office:string-value="Hedley" calcext:value-type="string">
            <text:p>Hedle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10-[.C12]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formula="of:=VLOOKUP(RANDBETWEEN(1; 16);[Names.$A$2:.$B$17];2)" office:value-type="string" office:string-value="Graham" calcext:value-type="string">
            <text:p>Graham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10-[.C13]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formula="of:=VLOOKUP(RANDBETWEEN(1; 16);[Names.$A$2:.$B$17];2)" office:value-type="string" office:string-value="Nell" calcext:value-type="string">
            <text:p>Nell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10-[.C14]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formula="of:=VLOOKUP(RANDBETWEEN(1; 16);[Names.$A$2:.$B$17];2)" office:value-type="string" office:string-value="Laith" calcext:value-type="string">
            <text:p>Lait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10-[.C15]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formula="of:=VLOOKUP(RANDBETWEEN(1; 16);[Names.$A$2:.$B$17];2)" office:value-type="string" office:string-value="Aubrey" calcext:value-type="string">
            <text:p>Aubre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10-[.C16]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formula="of:=VLOOKUP(RANDBETWEEN(1; 16);[Names.$A$2:.$B$17];2)" office:value-type="string" office:string-value="Taylor" calcext:value-type="string">
            <text:p>Taylo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10-[.C17]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formula="of:=VLOOKUP(RANDBETWEEN(1; 16);[Names.$A$2:.$B$17];2)" office:value-type="string" office:string-value="Aubrey" calcext:value-type="string">
            <text:p>Aubrey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10-[.C18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VLOOKUP(RANDBETWEEN(1; 16);[Names.$A$2:.$B$17];2)" office:value-type="string" office:string-value="Abraham" calcext:value-type="string">
            <text:p>Abraham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10-[.C19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VLOOKUP(RANDBETWEEN(1; 16);[Names.$A$2:.$B$17];2)" office:value-type="string" office:string-value="Laith" calcext:value-type="string">
            <text:p>Laith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10-[.C2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VLOOKUP(RANDBETWEEN(1; 16);[Names.$A$2:.$B$17];2)" office:value-type="string" office:string-value="Nell" calcext:value-type="string">
            <text:p>Nell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10-[.C2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VLOOKUP(RANDBETWEEN(1; 16);[Names.$A$2:.$B$17];2)" office:value-type="string" office:string-value="Kaitlin" calcext:value-type="string">
            <text:p>Kaitlin</text:p>
          </table:table-cell>
          <table:table-cell office:value-type="float" office:value="7" calcext:value-type="float">
            <text:p>7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10-[.C22]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formula="of:=VLOOKUP(RANDBETWEEN(1; 16);[Names.$A$2:.$B$17];2)" office:value-type="string" office:string-value="Carla" calcext:value-type="string">
            <text:p>Carla</text:p>
          </table:table-cell>
          <table:table-cell office:value-type="float" office:value="7" calcext:value-type="float">
            <text:p>7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10-[.C2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VLOOKUP(RANDBETWEEN(1; 16);[Names.$A$2:.$B$17];2)" office:value-type="string" office:string-value="Graham" calcext:value-type="string">
            <text:p>Graham</text:p>
          </table:table-cell>
          <table:table-cell office:value-type="float" office:value="7" calcext:value-type="float">
            <text:p>7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10-[.C24]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formula="of:=VLOOKUP(RANDBETWEEN(1; 16);[Names.$A$2:.$B$17];2)" office:value-type="string" office:string-value="Marshall" calcext:value-type="string">
            <text:p>Marshall</text:p>
          </table:table-cell>
          <table:table-cell office:value-type="float" office:value="7" calcext:value-type="float">
            <text:p>7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10-[.C25]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formula="of:=VLOOKUP(RANDBETWEEN(1; 16);[Names.$A$2:.$B$17];2)" office:value-type="string" office:string-value="Hedley" calcext:value-type="string">
            <text:p>Hedley</text:p>
          </table:table-cell>
          <table:table-cell office:value-type="float" office:value="8" calcext:value-type="float">
            <text:p>8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10-[.C26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VLOOKUP(RANDBETWEEN(1; 16);[Names.$A$2:.$B$17];2)" office:value-type="string" office:string-value="Carla" calcext:value-type="string">
            <text:p>Carla</text:p>
          </table:table-cell>
          <table:table-cell office:value-type="float" office:value="8" calcext:value-type="float">
            <text:p>8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10-[.C27]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formula="of:=VLOOKUP(RANDBETWEEN(1; 16);[Names.$A$2:.$B$17];2)" office:value-type="string" office:string-value="Marshall" calcext:value-type="string">
            <text:p>Marshall</text:p>
          </table:table-cell>
          <table:table-cell office:value-type="float" office:value="8" calcext:value-type="float">
            <text:p>8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10-[.C28]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formula="of:=VLOOKUP(RANDBETWEEN(1; 16);[Names.$A$2:.$B$17];2)" office:value-type="string" office:string-value="Taylor" calcext:value-type="string">
            <text:p>Taylor</text:p>
          </table:table-cell>
          <table:table-cell office:value-type="float" office:value="8" calcext:value-type="float">
            <text:p>8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10-[.C29]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formula="of:=VLOOKUP(RANDBETWEEN(1; 16);[Names.$A$2:.$B$17];2)" office:value-type="string" office:string-value="Kyle" calcext:value-type="string">
            <text:p>Kyle</text:p>
          </table:table-cell>
          <table:table-cell office:value-type="float" office:value="9" calcext:value-type="float">
            <text:p>9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10-[.C30]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formula="of:=VLOOKUP(RANDBETWEEN(1; 16);[Names.$A$2:.$B$17];2)" office:value-type="string" office:string-value="Hedley" calcext:value-type="string">
            <text:p>Hedley</text:p>
          </table:table-cell>
          <table:table-cell office:value-type="float" office:value="9" calcext:value-type="float">
            <text:p>9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10-[.C31]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formula="of:=VLOOKUP(RANDBETWEEN(1; 16);[Names.$A$2:.$B$17];2)" office:value-type="string" office:string-value="Abraham" calcext:value-type="string">
            <text:p>Abraham</text:p>
          </table:table-cell>
          <table:table-cell office:value-type="float" office:value="9" calcext:value-type="float">
            <text:p>9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10-[.C32]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formula="of:=VLOOKUP(RANDBETWEEN(1; 16);[Names.$A$2:.$B$17];2)" office:value-type="string" office:string-value="Hedley" calcext:value-type="string">
            <text:p>Hedley</text:p>
          </table:table-cell>
          <table:table-cell office:value-type="float" office:value="9" calcext:value-type="float">
            <text:p>9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10-[.C33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VLOOKUP(RANDBETWEEN(1; 16);[Names.$A$2:.$B$17];2)" office:value-type="string" office:string-value="Marshall" calcext:value-type="string">
            <text:p>Marshall</text:p>
          </table:table-cell>
          <table:table-cell office:value-type="float" office:value="10" calcext:value-type="float">
            <text:p>1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10-[.C34]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formula="of:=VLOOKUP(RANDBETWEEN(1; 16);[Names.$A$2:.$B$17];2)" office:value-type="string" office:string-value="Taylor" calcext:value-type="string">
            <text:p>Taylor</text:p>
          </table:table-cell>
          <table:table-cell office:value-type="float" office:value="10" calcext:value-type="float">
            <text:p>1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10-[.C3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formula="of:=VLOOKUP(RANDBETWEEN(1; 16);[Names.$A$2:.$B$17];2)" office:value-type="string" office:string-value="Lois" calcext:value-type="string">
            <text:p>Lois</text:p>
          </table:table-cell>
          <table:table-cell office:value-type="float" office:value="10" calcext:value-type="float">
            <text:p>1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10-[.C36]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formula="of:=VLOOKUP(RANDBETWEEN(1; 16);[Names.$A$2:.$B$17];2)" office:value-type="string" office:string-value="Taylor" calcext:value-type="string">
            <text:p>Taylor</text:p>
          </table:table-cell>
          <table:table-cell office:value-type="float" office:value="11" calcext:value-type="float">
            <text:p>11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10-[.C37]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formula="of:=VLOOKUP(RANDBETWEEN(1; 16);[Names.$A$2:.$B$17];2)" office:value-type="string" office:string-value="Aubrey" calcext:value-type="string">
            <text:p>Aubrey</text:p>
          </table:table-cell>
          <table:table-cell office:value-type="float" office:value="11" calcext:value-type="float">
            <text:p>11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10-[.C38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formula="of:=VLOOKUP(RANDBETWEEN(1; 16);[Names.$A$2:.$B$17];2)" office:value-type="string" office:string-value="Nell" calcext:value-type="string">
            <text:p>Nell</text:p>
          </table:table-cell>
          <table:table-cell office:value-type="float" office:value="11" calcext:value-type="float">
            <text:p>11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10-[.C39]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formula="of:=VLOOKUP(RANDBETWEEN(1; 16);[Names.$A$2:.$B$17];2)" office:value-type="string" office:string-value="Graham" calcext:value-type="string">
            <text:p>Graham</text:p>
          </table:table-cell>
          <table:table-cell office:value-type="float" office:value="12" calcext:value-type="float">
            <text:p>12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10-[.C40]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formula="of:=VLOOKUP(RANDBETWEEN(1; 16);[Names.$A$2:.$B$17];2)" office:value-type="string" office:string-value="Nell" calcext:value-type="string">
            <text:p>Nell</text:p>
          </table:table-cell>
          <table:table-cell office:value-type="float" office:value="12" calcext:value-type="float">
            <text:p>12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10-[.C41]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formula="of:=VLOOKUP(RANDBETWEEN(1; 16);[Names.$A$2:.$B$17];2)" office:value-type="string" office:string-value="Jarrod" calcext:value-type="string">
            <text:p>Jarrod</text:p>
          </table:table-cell>
          <table:table-cell office:value-type="float" office:value="13" calcext:value-type="float">
            <text:p>13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10-[.C42]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formula="of:=VLOOKUP(RANDBETWEEN(1; 16);[Names.$A$2:.$B$17];2)" office:value-type="string" office:string-value="Aubrey" calcext:value-type="string">
            <text:p>Aubrey</text:p>
          </table:table-cell>
          <table:table-cell office:value-type="float" office:value="13" calcext:value-type="float">
            <text:p>13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10-[.C43]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formula="of:=VLOOKUP(RANDBETWEEN(1; 16);[Names.$A$2:.$B$17];2)" office:value-type="string" office:string-value="Nell" calcext:value-type="string">
            <text:p>Nell</text:p>
          </table:table-cell>
          <table:table-cell office:value-type="float" office:value="13" calcext:value-type="float">
            <text:p>13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10-[.C44]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formula="of:=VLOOKUP(RANDBETWEEN(1; 16);[Names.$A$2:.$B$17];2)" office:value-type="string" office:string-value="Justina" calcext:value-type="string">
            <text:p>Justina</text:p>
          </table:table-cell>
          <table:table-cell office:value-type="float" office:value="13" calcext:value-type="float">
            <text:p>13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10-[.C45]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formula="of:=VLOOKUP(RANDBETWEEN(1; 16);[Names.$A$2:.$B$17];2)" office:value-type="string" office:string-value="Abraham" calcext:value-type="string">
            <text:p>Abraham</text:p>
          </table:table-cell>
          <table:table-cell office:value-type="float" office:value="14" calcext:value-type="float">
            <text:p>14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10-[.C46]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formula="of:=VLOOKUP(RANDBETWEEN(1; 16);[Names.$A$2:.$B$17];2)" office:value-type="string" office:string-value="Nell" calcext:value-type="string">
            <text:p>Nell</text:p>
          </table:table-cell>
          <table:table-cell office:value-type="float" office:value="14" calcext:value-type="float">
            <text:p>14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10-[.C47]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formula="of:=VLOOKUP(RANDBETWEEN(1; 16);[Names.$A$2:.$B$17];2)" office:value-type="string" office:string-value="Justina" calcext:value-type="string">
            <text:p>Justina</text:p>
          </table:table-cell>
          <table:table-cell office:value-type="float" office:value="15" calcext:value-type="float">
            <text:p>15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10-[.C48]"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1048527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0/00/0000</text:date>, <text:time style:data-style-name="N2" text:time-value="08:08:34.4347929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4T20:26:15.256056841</meta:creation-date>
    <dc:date>2016-12-06T08:59:32.693307390</dc:date>
    <meta:editing-duration>PT11H51M39S</meta:editing-duration>
    <meta:editing-cycles>5</meta:editing-cycles>
    <meta:generator>LibreOffice/5.1.6.2.0$Linux_X86_64 LibreOffice_project/10m0$Build-2</meta:generator>
    <meta:document-statistic meta:table-count="2" meta:cell-count="229" meta:object-count="0"/>
  </office:meta>
</office:document-meta>
</file>